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Times1" svg:font-family="Times, 'Times New Roman'"/>
    <style:font-face style:name="Courier New" svg:font-family="'Courier New'" style:font-family-generic="modern"/>
    <style:font-face style:name="Helvetica" svg:font-family="Helvetica" style:font-family-generic="swis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2" style:family="paragraph" style:parent-style-name="Standard">
      <style:paragraph-properties fo:text-align="center" style:justify-single-word="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style:tab-stops>
          <style:tab-stop style:position="3.413cm"/>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4" style:family="paragraph" style:parent-style-name="Standard">
      <style:text-properties fo:font-weight="bold" style:font-weight-asian="bold" style:font-weight-complex="bold"/>
    </style:style>
    <style:style style:name="P5" style:family="paragraph" style:parent-style-name="Heading_20_2">
      <style:paragraph-properties fo:margin-left="1.27cm" fo:margin-right="0cm" fo:margin-top="0.423cm" fo:margin-bottom="0.106cm" fo:line-height="150%" fo:text-indent="0cm" style:auto-text-indent="false" fo:keep-with-next="always">
        <style:tab-stops>
          <style:tab-stop style:position="0cm"/>
        </style:tab-stops>
      </style:paragraph-properties>
      <style:text-properties style:use-window-font-color="true" fo:font-size="20pt" fo:letter-spacing="0.071cm" fo:language="en" fo:country="US" fo:font-weight="bold" style:font-name-asian="Times New Roman" style:font-size-asian="20pt" style:language-asian="zxx" style:country-asian="none" style:font-weight-asian="bold" style:font-name-complex="Arial" style:font-size-complex="20pt" style:language-complex="ar" style:country-complex="SA" style:font-style-complex="italic" style:font-weight-complex="bold"/>
    </style:style>
    <style:style style:name="P6" style:family="paragraph" style:parent-style-name="Heading_20_2">
      <style:paragraph-properties fo:margin-left="1.27cm" fo:margin-right="0cm" fo:text-indent="0cm" style:auto-text-indent="false" fo:break-before="page">
        <style:tab-stops>
          <style:tab-stop style:position="0cm"/>
        </style:tab-stops>
      </style:paragraph-properties>
      <style:text-properties style:use-window-font-color="true" fo:font-size="20pt" fo:letter-spacing="0.071cm" fo:language="en" fo:country="US" fo:font-weight="bold" style:font-name-asian="Times New Roman" style:font-size-asian="20pt" style:language-asian="zxx" style:country-asian="none" style:font-weight-asian="bold" style:font-name-complex="Arial" style:font-size-complex="20pt" style:language-complex="ar" style:country-complex="SA" style:font-style-complex="italic" style:font-weight-complex="bold"/>
    </style:style>
    <style:style style:name="P7" style:family="paragraph" style:parent-style-name="Heading_20_1">
      <style:paragraph-properties fo:margin-top="0.423cm" fo:margin-bottom="0.106cm" fo:line-height="150%" fo:text-align="center" style:justify-single-word="false" fo:keep-with-next="always">
        <style:tab-stops>
          <style:tab-stop style:position="0cm"/>
        </style:tab-stops>
      </style:paragraph-properties>
      <style:text-properties style:use-window-font-color="true" fo:font-size="16pt" fo:language="en" fo:country="US"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8" style:family="paragraph" style:parent-style-name="Heading_20_4">
      <style:paragraph-properties fo:margin-top="0.423cm" fo:margin-bottom="0.106cm" fo:keep-with-next="always">
        <style:tab-stops>
          <style:tab-stop style:position="0cm"/>
        </style:tab-stops>
      </style:paragraph-properties>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4pt" style:language-complex="ar" style:country-complex="SA" style:font-weight-complex="bold"/>
    </style:style>
    <style:style style:name="P9" style:family="paragraph" style:parent-style-name="Contents_20_2">
      <style:paragraph-properties fo:margin-top="0.212cm" fo:margin-bottom="0.212cm">
        <style:tab-stops>
          <style:tab-stop style:position="17.274cm" style:type="right" style:leader-style="dotted" style:leader-text="."/>
        </style:tab-stops>
      </style:paragraph-properties>
      <style:text-properties style:use-window-font-color="true" fo:font-size="16pt" fo:language="en" fo:country="US"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10" style:family="paragraph" style:parent-style-name="Heading_20_1">
      <style:paragraph-properties fo:break-before="page"/>
    </style:style>
    <style:style style:name="P11" style:family="paragraph" style:parent-style-name="Contents_20_1">
      <style:paragraph-properties>
        <style:tab-stops>
          <style:tab-stop style:position="16.984cm" style:leader-style="dotted" style:leader-text="."/>
          <style:tab-stop style:position="17.697cm" style:type="right" style:leader-style="dotted" style:leader-text="."/>
        </style:tab-stops>
      </style:paragraph-properties>
    </style:style>
    <style:style style:name="P12" style:family="paragraph" style:parent-style-name="Contents_20_2">
      <style:paragraph-properties>
        <style:tab-stops>
          <style:tab-stop style:position="17.274cm" style:type="right" style:leader-style="dotted" style:leader-text="."/>
        </style:tab-stops>
      </style:paragraph-properties>
    </style:style>
    <style:style style:name="P13" style:family="paragraph" style:parent-style-name="Contents_20_4">
      <style:paragraph-properties>
        <style:tab-stops>
          <style:tab-stop style:position="16.427cm" style:type="right" style:leader-style="dotted" style:leader-text="."/>
        </style:tab-stops>
      </style:paragraph-properties>
    </style:style>
    <style:style style:name="P14" style:family="paragraph" style:parent-style-name="Title" style:master-page-name="Standard">
      <style:paragraph-properties style:page-number="auto"/>
      <style:text-properties style:use-window-font-color="true" fo:font-size="16pt" fo:language="en" fo:country="US"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T1" style:family="text">
      <style:text-properties fo:font-weight="bold" style:font-weight-asian="bold" style:font-weight-complex="bol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QParser</text:p>
      <text:p text:style-name="Subtitle">OpenParser (version 0.2) Implementation</text:p>
      <text:p text:style-name="Subtitle"/>
      <text:p text:style-name="Standard"><text:span text:style-name="T1">Created:</text:span> 2008-11-11</text:p>
      <text:p text:style-name="Standard"><text:span text:style-name="T1">Authors:</text:span> Rehno Lindeque</text:p>
      <text:p text:style-name="P4">Revision History: </text:p>
      <text:p text:style-name="Standard"><text:tab/>2008-11-11 Rehno Lindeque – Creat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Copyright © 2008 Rehno Lindeque</text:p>
      <text:h text:style-name="P7" text:outline-level="1">Table Of Contents</text:h>
      <text:section text:style-name="Sect1" text:name="Section1">
        <text:table-of-content text:style-name="Sect2"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6.98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3">
              <text:index-source-style text:style-name="Heading_20_3"/>
              <text:index-source-style text:style-name="Heading_20_3"/>
            </text:index-source-styles>
            <text:index-source-styles text:outline-level="4">
              <text:index-source-style text:style-name="Heading_20_4"/>
              <text:index-source-style text:style-name="Heading_20_4"/>
            </text:index-source-styles>
            <text:index-source-styles text:outline-level="5">
              <text:index-source-style text:style-name="Heading_20_5"/>
              <text:index-source-style text:style-name="Heading_20_5"/>
            </text:index-source-styles>
          </text:table-of-content-source>
          <text:index-body>
            <text:p text:style-name="P11"><text:a xlink:type="simple" xlink:href="#1.Table Of Contents|outline">Table Of Contents<text:tab/>2</text:a></text:p>
            <text:p text:style-name="P11"><text:a xlink:type="simple" xlink:href="#2.Introduction|outline">Introduction<text:tab/>3</text:a></text:p>
            <text:p text:style-name="P12"><text:a xlink:type="simple" xlink:href="#2.1.About QParser|outline">About QParser<text:tab/>3</text:a></text:p>
            <text:p text:style-name="P12"><text:a xlink:type="simple" xlink:href="#2.2.Motivation|outline">Motivation<text:tab/>3</text:a></text:p>
            <text:p text:style-name="P11"><text:a xlink:type="simple" xlink:href="#3.Design|outline">Design<text:tab/>4</text:a></text:p>
            <text:p text:style-name="P12"><text:a xlink:type="simple" xlink:href="#3.1.Introduction|outline">Introduction<text:tab/>4</text:a></text:p>
            <text:p text:style-name="P12"><text:a xlink:type="simple" xlink:href="#3.2.Technical Design|outline">Technical Design<text:tab/>5</text:a></text:p>
            <text:p text:style-name="P13"><text:a xlink:type="simple" xlink:href="#3.2.0.1.Introduction|outline">Introduction<text:tab/>5</text:a></text:p>
            <text:p text:style-name="P12"><text:a xlink:type="simple" xlink:href="#3.3.Issues|outline">Issues<text:tab/>5</text:a></text:p>
          </text:index-body>
        </text:table-of-content>
        <text:p text:style-name="P9"/>
        <text:h text:style-name="P7" text:outline-level="1">Introduction</text:h>
        <text:h text:style-name="P5" text:outline-level="2">About QParser</text:h>
        <text:p text:style-name="Standard">QParser is a (soon to be) open source library written for the OpenParser specification. OpenParser is an Open Standard Interface (Extension) specification. See the OpenParser specification and OSI for more information.</text:p>
        <text:h text:style-name="P5" text:outline-level="2">Motivation / Intentions</text:h>
        <text:p text:style-name="Standard">QParser (roughly derived from “Quick Parser”) is intended to be a light-weight fast and simple implementation of the OpenParser specification.</text:p>
        <text:p text:style-name="Standard"/>
        <text:h text:style-name="P10" text:outline-level="1">Design</text:h>
        <text:h text:style-name="Heading_20_2" text:outline-level="2"><text:bookmark-start text:name="DDE_LINK"/>Introduction<text:bookmark-end text:name="DDE_LINK"/></text:h>
        <text:p text:style-name="Standard">QParser is built on top of the BaseParser library and attempts to follow the standard OSI conventions for library implementation. As such it consists of an API bridge and several implementation classes.</text:p>
        <text:p text:style-name="Standard">The most important of these is the Grammar class.</text:p>
        <text:h text:style-name="P6" text:outline-level="2">Technical Design</text:h>
        <text:h text:style-name="P8" text:outline-level="4">Introduction</text:h>
        <text:p text:style-name="P3"/>
        <text:p text:style-name="P3"/>
        <text:p text:style-name="P3"/>
        <text:h text:style-name="P5" text:outline-level="2">Issues</text:h>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Times1" svg:font-family="Times, 'Times New Roman'"/>
    <style:font-face style:name="Courier New" svg:font-family="'Courier New'" style:font-family-generic="modern"/>
    <style:font-face style:name="Helvetica" svg:font-family="Helvetica" style:font-family-generic="swis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1" style:font-size-asian="14pt" style:font-name-complex="DejaVu Sans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line-height="150%" fo:text-align="center" style:justify-single-word="false" fo:text-indent="0cm" style:auto-text-indent="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1.27cm" fo:margin-right="0cm" fo:margin-top="0.423cm" fo:margin-bottom="0.106cm" fo:line-height="150%" fo:text-indent="0cm" style:auto-text-indent="false" fo:keep-with-next="always"/>
      <style:text-properties style:font-name="Arial" fo:font-size="20pt" fo:letter-spacing="0.071cm" fo:font-weight="bold" style:font-size-asian="20pt" style:font-weight-asian="bold" style:font-name-complex="Arial" style:font-size-complex="20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font-variant="small-caps" style:font-name="Arial" fo:font-size="16pt" fo:font-weight="bold" style:font-size-asian="16pt" style:font-weight-asian="bold" style:font-name-complex="Arial"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List" style:family="paragraph" style:parent-style-name="Text_20_body" style:class="list">
      <style:text-properties style:font-name="Time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1" fo:font-size="12pt" fo:font-style="italic" style:font-size-asian="12pt" style:font-style-asian="italic"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1"/>
    </style:style>
    <style:style style:name="Contents_20_1" style:display-name="Contents 1" style:family="paragraph" style:parent-style-name="Standard" style:next-style-name="Standard" style:class="index">
      <style:paragraph-properties fo:margin-top="0.212cm" fo:margin-bottom="0.212cm">
        <style:tab-stops>
          <style:tab-stop style:position="16.984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font-name-complex="Arial"/>
    </style:style>
    <style:style style:name="Code" style:family="paragraph" style:parent-style-name="Standard">
      <style:text-properties style:font-name="Courier New" fo:font-size="10pt" style:font-size-asian="10pt" style:font-name-complex="Courier New"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ogo" style:family="paragraph" style:parent-style-name="Title">
      <style:paragraph-properties fo:margin-top="0cm" fo:margin-bottom="0cm"/>
      <style:text-properties fo:color="#808080" fo:font-size="26pt" style:font-size-asian="26pt" style:font-size-complex="26pt"/>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Absatz-Standardschriftart" style:family="text"/>
    <style:style style:name="WW-Absatz-Standardschriftart"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1.778cm" fo:margin-right="1.52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OpenParser Library Specifications Draft</dc:title>
    <meta:initial-creator>Raistlin Masjere</meta:initial-creator>
    <meta:creation-date>2006-06-23T21:53:00</meta:creation-date>
    <dc:creator>Raistlin Masjere</dc:creator>
    <dc:date>2008-11-11T18:19:51</dc:date>
    <meta:print-date>2113-01-01T00:00:00</meta:print-date>
    <dc:language>en-GB</dc:language>
    <meta:editing-cycles>196</meta:editing-cycles>
    <meta:editing-duration>PT25M31S</meta:editing-duration>
    <meta:user-defined meta:name="Info 1"/>
    <meta:user-defined meta:name="Info 2"/>
    <meta:user-defined meta:name="Info 3"/>
    <meta:user-defined meta:name="Info 4"/>
    <meta:document-statistic meta:table-count="0" meta:image-count="0" meta:object-count="0" meta:page-count="5" meta:paragraph-count="29" meta:word-count="153" meta:character-count="1023"/>
  </office:meta>
</office:document-meta>
</file>